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0pt" officeooo:paragraph-rsid="0008b022" style:font-name-asian="Times New Roman" style:font-size-asian="10pt" style:font-name-complex="Courier New" style:font-size-complex="10pt"/>
    </style:style>
    <style:style style:name="P2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0pt" officeooo:paragraph-rsid="0008edf5" style:font-name-asian="Times New Roman" style:font-size-asian="10pt" style:font-name-complex="Courier New" style:font-size-complex="10pt"/>
    </style:style>
    <style:style style:name="P3" style:family="paragraph" style:parent-style-name="Standard" style:master-page-name="Standard">
      <style:paragraph-properties fo:margin-top="0cm" fo:margin-bottom="0cm" loext:contextual-spacing="false" fo:line-height="100%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0pt" officeooo:paragraph-rsid="0008b022" style:font-name-asian="Times New Roman" style:font-size-asian="10pt" style:font-name-complex="Courier New" style:font-size-complex="10pt"/>
    </style:style>
    <style:style style:name="P4" style:family="paragraph" style:parent-style-name="Standard">
      <style:paragraph-properties fo:margin-top="0cm" fo:margin-bottom="0.282cm" loext:contextual-spacing="false"/>
      <style:text-properties fo:color="#000000" style:font-name="Courier New" fo:font-size="10pt" officeooo:paragraph-rsid="0008edf5" style:font-name-asian="Times New Roman" style:font-size-asian="10pt" style:font-name-complex="Courier New" style:font-size-complex="10pt"/>
    </style:style>
    <style:style style:name="T1" style:family="text">
      <style:text-properties officeooo:rsid="0008b022"/>
    </style:style>
    <style:style style:name="T2" style:family="text">
      <style:text-properties officeooo:rsid="0008ed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EATE TABLE <text:span text:style-name="T1">S</text:span>tudent (</text:p>
      <text:p text:style-name="Standard">stdNo char(11) not null,</text:p>
      <text:p text:style-name="Standard">stdFirstName varchar(30) not null,</text:p>
      <text:p text:style-name="Standard">stdLastName varchar(30) not null,</text:p>
      <text:p text:style-name="Standard">stdCity varchar(30) not null,</text:p>
      <text:p text:style-name="Standard">stdState char(2) not null,</text:p>
      <text:p text:style-name="Standard">stdZip char(10) not null,</text:p>
      <text:p text:style-name="Standard">stdMajor char(6),</text:p>
      <text:p text:style-name="Standard">stdClass char(2),</text:p>
      <text:p text:style-name="Standard">stdGPA decimal(3,2),</text:p>
      <text:p text:style-name="Standard">CONSTRAINT StudentPk PRIMARY KEY (StdNo) );</text:p>
      <text:p text:style-name="Standard"/>
      <text:p text:style-name="Standard"/>
      <text:p text:style-name="P3">INSERT INTO <text:span text:style-name="T1">S</text:span>tudent</text:p>
      <text:p text:style-name="P1"><text:tab/>(stdNo, stdFirstName, stdLastName, stdCity,</text:p>
      <text:p text:style-name="P1"><text:tab/> stdState, stdMajor, stdClass, stdGPA, stdZip)</text:p>
      <text:p text:style-name="P1"><text:tab/>VALUES ('123-45-6789','HOMER','WELLS','SEATTLE','WA','IS','FR',3.00,'98121-1111');</text:p>
      <text:p text:style-name="P1"/>
      <text:p text:style-name="P1"/>
      <text:p text:style-name="P1">INSERT INTO <text:span text:style-name="T1">S</text:span>tudent</text:p>
      <text:p text:style-name="P1"><text:tab/>(stdNo, stdFirstName, stdLastName, stdCity,</text:p>
      <text:p text:style-name="P1"><text:tab/> stdState, stdMajor, stdClass, stdGPA, stdZip)</text:p>
      <text:p text:style-name="P1"><text:tab/>VALUES ('124-56-7890','BOB','NORBERT','BOTHELL','WA','FIN','JR',2.70,'98011-2121');</text:p>
      <text:p text:style-name="P1"/>
      <text:p text:style-name="P1">INSERT INTO <text:span text:style-name="T1">S</text:span>tudent</text:p>
      <text:p text:style-name="P1"><text:tab/>(stdNo, stdFirstName, stdLastName, stdCity,</text:p>
      <text:p text:style-name="P1"><text:tab/> stdState, stdMajor, stdClass, stdGPA, stdZip)</text:p>
      <text:p text:style-name="P1"><text:tab/>VALUES ('234-56-7890','CANDY','KENDALL','TACOMA','WA','ACCT','JR',3.50,'99042-3321');</text:p>
      <text:p text:style-name="P1"/>
      <text:p text:style-name="P1">INSERT INTO <text:span text:style-name="T1">S</text:span>tudent</text:p>
      <text:p text:style-name="P1"><text:tab/>(stdNo, stdFirstName, stdLastName, stdCity,</text:p>
      <text:p text:style-name="P1"><text:tab/> stdState, stdMajor, stdClass, stdGPA, stdZip)</text:p>
      <text:p text:style-name="P1"><text:tab/>VALUES ('345-67-8901','WALLY','KENDALL','SEATTLE','WA','IS','SR',2.80,'98123-1141');</text:p>
      <text:p text:style-name="P1"/>
      <text:p text:style-name="P1">INSERT INTO <text:span text:style-name="T1">S</text:span>tudent</text:p>
      <text:p text:style-name="P1"><text:tab/>(stdNo, stdFirstName, stdLastName, stdCity,</text:p>
      <text:p text:style-name="P1"><text:tab/> stdState, stdMajor, stdClass, stdGPA, stdZip)</text:p>
      <text:p text:style-name="P1"><text:tab/>VALUES ('456-78-9012','JOE','ESTRADA','SEATTLE','WA','FIN','SR',3.20,'98121-2333');</text:p>
      <text:p text:style-name="P1"/>
      <text:p text:style-name="P1">INSERT INTO <text:span text:style-name="T1">S</text:span>tudent</text:p>
      <text:p text:style-name="P1"><text:tab/>(stdNo, stdFirstName, stdLastName, stdCity,</text:p>
      <text:p text:style-name="P1"><text:tab/> stdState, stdMajor, stdClass, stdGPA, stdZip)</text:p>
      <text:p text:style-name="P1"><text:tab/>VALUES ('567-89-0123','MARIAH','DODGE','SEATTLE','WA','IS','JR',3.60,'98114-0021');</text:p>
      <text:p text:style-name="P1"/>
      <text:p text:style-name="P1">INSERT INTO <text:span text:style-name="T1">S</text:span>tudent</text:p>
      <text:p text:style-name="P1"><text:tab/>(stdNo, stdFirstName, stdLastName, stdCity,</text:p>
      <text:p text:style-name="P1"><text:tab/> stdState, stdMajor, stdClass, stdGPA, stdZip)</text:p>
      <text:p text:style-name="P1"><text:tab/>VALUES ('678-90-1234','TESS','DODGE','REDMOND','WA','ACCT','SO',3.30,'98116-2344');</text:p>
      <text:p text:style-name="P1"/>
      <text:p text:style-name="P1">INSERT INTO <text:span text:style-name="T1">S</text:span>tudent</text:p>
      <text:p text:style-name="P1"><text:tab/>(stdNo, stdFirstName, stdLastName, stdCity,</text:p>
      <text:p text:style-name="P1"><text:tab/> stdState, stdMajor, stdClass, stdGPA, stdZip)</text:p>
      <text:p text:style-name="P1"><text:tab/>VALUES ('789-01-2345','ROBERTO','MORALES','SEATTLE','WA','FIN','JR',2.50,'98121-2212');</text:p>
      <text:p text:style-name="P1"/>
      <text:p text:style-name="P1">INSERT INTO <text:span text:style-name="T1">S</text:span>tudent</text:p>
      <text:p text:style-name="P1"><text:tab/>(stdNo, stdFirstName, stdLastName, stdCity,</text:p>
      <text:p text:style-name="P1"><text:tab/> stdState, stdMajor, stdClass, stdGPA, stdZip)</text:p>
      <text:p text:style-name="P1"><text:tab/>VALUES ('876-54-3210','CRISTOPHER','COLAN','SEATTLE','WA','IS','SR',4.00,'98114-1332');</text:p>
      <text:p text:style-name="P1"/>
      <text:p text:style-name="P1">INSERT INTO <text:span text:style-name="T1">S</text:span>tudent</text:p>
      <text:p text:style-name="P1"><text:tab/>(stdNo, stdFirstName, stdLastName, stdCity,</text:p>
      <text:p text:style-name="P1"><text:tab/> stdState, stdMajor, stdClass, stdGPA, stdZip)</text:p>
      <text:p text:style-name="P1"><text:tab/>VALUES ('890-12-3456','LUKE','BRAZZI','SEATTLE','WA','IS','SR',2.20,'98116-0021');</text:p>
      <text:p text:style-name="P1"/>
      <text:p text:style-name="P1">INSERT INTO <text:span text:style-name="T1">S</text:span>tudent</text:p>
      <text:p text:style-name="P1"><text:tab/>(stdNo, stdFirstName, stdLastName, stdCity,</text:p>
      <text:p text:style-name="P1"><text:tab/> stdState, stdMajor, stdClass, stdGPA, stdZip)</text:p>
      <text:p text:style-name="P1"><text:tab/>VALUES ('901-23-4567','WILLIAM','PILGRIM','BOTHELL','WA','IS','SO',3.80,'98113-1885');</text:p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REATE TABLE <text:span text:style-name="T2">C</text:span>ourse(</text:p>
      <text:p text:style-name="Standard">CourseNo char(6) not null,</text:p>
      <text:p text:style-name="Standard">crsDesc varchar(50) not null,</text:p>
      <text:p text:style-name="Standard">CrsUnits integer,</text:p>
      <text:p text:style-name="Standard">CONSTRAINT CoursePK PRIMARY KEY (CourseNo) );</text:p>
      <text:p text:style-name="Standard"/>
      <text:p text:style-name="P2">INSERT INTO <text:span text:style-name="T2">C</text:span>ourse</text:p>
      <text:p text:style-name="P2"><text:tab/>(CourseNo, crsDesc, CrsUnits)</text:p>
      <text:p text:style-name="P2"><text:soft-page-break/><text:tab/>VALUES ( 'FIN300','FUNDAMENTALS OF FINANCE',4);</text:p>
      <text:p text:style-name="P2"/>
      <text:p text:style-name="P2">INSERT INTO <text:span text:style-name="T2">C</text:span>ourse</text:p>
      <text:p text:style-name="P2"><text:tab/>(CourseNo, crsDesc, CrsUnits)</text:p>
      <text:p text:style-name="P2"><text:tab/>VALUES ( 'FIN450','PRINCIPLES OF INVESTMENTS',4);</text:p>
      <text:p text:style-name="P2"><text:tab/></text:p>
      <text:p text:style-name="P2">INSERT INTO <text:span text:style-name="T2">C</text:span>ourse</text:p>
      <text:p text:style-name="P2"><text:tab/>(CourseNo, crsDesc, CrsUnits)</text:p>
      <text:p text:style-name="P2"><text:tab/>VALUES ( 'FIN480','CORPORATE FINANCE',4);</text:p>
      <text:p text:style-name="P2"><text:tab/></text:p>
      <text:p text:style-name="P2">INSERT INTO <text:span text:style-name="T2">C</text:span>ourse</text:p>
      <text:p text:style-name="P2"><text:tab/>(CourseNo, crsDesc, CrsUnits)</text:p>
      <text:p text:style-name="P2"><text:tab/>VALUES ('IS320','FUNDAMENTALS OF BUSINESS PROGRAMMING',4 );</text:p>
      <text:p text:style-name="P2"/>
      <text:p text:style-name="P2">INSERT INTO <text:span text:style-name="T2">C</text:span>ourse</text:p>
      <text:p text:style-name="P2"><text:tab/>(CourseNo, crsDesc, CrsUnits)</text:p>
      <text:p text:style-name="P2"><text:tab/>VALUES ( 'IS460','SYSTEMS ANALYSIS',4);</text:p>
      <text:p text:style-name="P2"><text:tab/></text:p>
      <text:p text:style-name="P2">INSERT INTO <text:span text:style-name="T2">C</text:span>ourse</text:p>
      <text:p text:style-name="P2"><text:tab/>(CourseNo, crsDesc, CrsUnits)</text:p>
      <text:p text:style-name="P2"><text:tab/>VALUES ( 'IS470','BUSINESS DATA COMMUNICATIONS',4);</text:p>
      <text:p text:style-name="P2"/>
      <text:p text:style-name="P2">INSERT INTO <text:span text:style-name="T2">C</text:span>ourse</text:p>
      <text:p text:style-name="P2"><text:tab/>(CourseNo, crsDesc, CrsUnits)</text:p>
      <text:p text:style-name="P2"><text:tab/>VALUES ('IS480','FUNDAMENTALS OF DATABASE MANAGEMENT',4 );</text:p>
      <text:p text:style-name="P2"/>
      <text:p text:style-name="P2"/>
      <text:p text:style-name="Standard"/>
      <text:p text:style-name="Standard">CREATE TABLE <text:span text:style-name="T2">F</text:span>aculty(</text:p>
      <text:p text:style-name="Standard">FacNo char(11) not null,</text:p>
      <text:p text:style-name="Standard">FacFirstName varchar(30) not null,</text:p>
      <text:p text:style-name="Standard">FacLastName varchar(30) not null,</text:p>
      <text:p text:style-name="Standard">FacCity varchar(30) not null,</text:p>
      <text:p text:style-name="Standard">FacState char(2) not null,</text:p>
      <text:p text:style-name="Standard">FacZipCode char(10) not null,</text:p>
      <text:p text:style-name="Standard">FacRank char(4),</text:p>
      <text:p text:style-name="Standard">FacHireDate date,</text:p>
      <text:p text:style-name="Standard">FacSalary decimal(10,2),</text:p>
      <text:p text:style-name="Standard">FacSupervisor char(11),</text:p>
      <text:p text:style-name="Standard">FacDept char(6),</text:p>
      <text:p text:style-name="Standard">CONSTRAINT FacultyPK PRIMARY KEY (FacNo) );</text:p>
      <text:p text:style-name="Standard"/>
      <text:p text:style-name="Standard"/>
      <text:p text:style-name="Standard"/>
      <text:p text:style-name="Standard"/>
      <text:p text:style-name="P2">INSERT INTO <text:span text:style-name="T2">F</text:span>aculty</text:p>
      <text:p text:style-name="P2"><text:tab/>(FacNo, FacFirstName, FacLastName, FacCity, FacState,</text:p>
      <text:p text:style-name="P2"><text:tab/> FacDept, FacRank, FacSalary, FacSupervisor, FacHireDate, FacZipCode)</text:p>
      <text:p text:style-name="P2"><text:tab/> VALUES ('543-21-0987','VICTORIA','EMMANUEL','BOTHELL','WA','MS','PROF',120000.0,'','2001-04-15','98011-2242');</text:p>
      <text:p text:style-name="P2"/>
      <text:p text:style-name="P2">INSERT INTO <text:span text:style-name="T2">F</text:span>aculty</text:p>
      <text:p text:style-name="P2"><text:tab/>(FacNo, FacFirstName, FacLastName, FacCity, FacState,</text:p>
      <text:p text:style-name="P2"><text:tab/> FacDept, FacRank, FacSalary, FacSupervisor, FacHireDate, FacZipCode)</text:p>
      <text:p text:style-name="P2"><text:tab/> VALUES ('765-43-2109','NICKI','MACON','BELLEVUE','WA','FIN','PROF',65000.00,'','2002-04-11','98015-9945');</text:p>
      <text:p text:style-name="P2"/>
      <text:p text:style-name="P2">INSERT INTO <text:span text:style-name="T2">F</text:span>aculty</text:p>
      <text:p text:style-name="P2"><text:tab/>(FacNo, FacFirstName, FacLastName, FacCity, FacState,</text:p>
      <text:p text:style-name="P2"><text:tab/> FacDept, FacRank, FacSalary, FacSupervisor, FacHireDate, FacZipCode)</text:p>
      <text:p text:style-name="P2"><text:tab/> VALUES ('654-32-1098','LEONARD','FIBON','SEATTLE','WA','MS','ASSC',70000.00,'543-21-0987','1999-05-01','98121-0094');</text:p>
      <text:p text:style-name="P2"/>
      <text:p text:style-name="P2">INSERT INTO <text:span text:style-name="T2">F</text:span>aculty</text:p>
      <text:p text:style-name="P2"><text:tab/>(FacNo, FacFirstName, FacLastName, FacCity, FacState,</text:p>
      <text:p text:style-name="P2"><text:tab/> FacDept, FacRank, FacSalary, FacSupervisor, FacHireDate, FacZipCode)</text:p>
      <text:p text:style-name="P2"><text:tab/> VALUES ('098-76-5432','LEONARD','VINCE','SEATTLE','WA','MS','ASST',35000.00,'654-32-1098','2000-04-10','98111-9921');</text:p>
      <text:p text:style-name="P2"/>
      <text:p text:style-name="P2">INSERT INTO <text:span text:style-name="T2">F</text:span>aculty</text:p>
      <text:p text:style-name="P2"><text:tab/>(FacNo, FacFirstName, FacLastName, FacCity, FacState,</text:p>
      <text:p text:style-name="P2"><text:tab/> FacDept, FacRank, FacSalary, FacSupervisor, FacHireDate, FacZipCode)</text:p>
      <text:p text:style-name="P2"><text:tab/> VALUES ('876-54-3210','CRISTOPHER','COLAN','SEATTLE','WA','MS','ASST',40000.00,'654-32-1098','2004-03-01','98114-1332');</text:p>
      <text:p text:style-name="P2"/>
      <text:p text:style-name="P2"><text:soft-page-break/>INSERT INTO <text:span text:style-name="T2">F</text:span>aculty</text:p>
      <text:p text:style-name="P2"><text:tab/>(FacNo, FacFirstName, FacLastName, FacCity, FacState,</text:p>
      <text:p text:style-name="P2"><text:tab/> FacDept, FacRank, FacSalary, FacSupervisor, FacHireDate, FacZipCode)</text:p>
      <text:p text:style-name="P2"><text:tab/> VALUES ('987-65-4321','JULIA','MILLS','SEATTLE','WA','FIN','ASSC',75000.00,'765-43-2109','2005-03-15','98114-9954');</text:p>
      <text:p text:style-name="P2"/>
      <text:p text:style-name="P2"/>
      <text:p text:style-name="P2"/>
      <text:p text:style-name="Standard"/>
      <text:p text:style-name="Standard"/>
      <text:p text:style-name="Standard"/>
      <text:p text:style-name="Standard">CREATE TABLE <text:span text:style-name="T2">O</text:span>ffering(</text:p>
      <text:p text:style-name="Standard">OfferNo INTEGER not null,</text:p>
      <text:p text:style-name="Standard">CourseNo char(6) not null,</text:p>
      <text:p text:style-name="Standard">OffTerm char(6) not null,</text:p>
      <text:p text:style-name="Standard">OffYear INTEGER not null,</text:p>
      <text:p text:style-name="Standard">OffLocation varchar(30),</text:p>
      <text:p text:style-name="Standard">OffTime varchar(10),</text:p>
      <text:p text:style-name="Standard">FacNo char(11),</text:p>
      <text:p text:style-name="Standard">OffDays char(4),</text:p>
      <text:p text:style-name="Standard">CONSTRAINT OfferingPK PRIMARY KEY (<text:span text:style-name="T1">O</text:span>fferNo),</text:p>
      <text:p text:style-name="Standard">CONSTRAINT <text:span text:style-name="T1">C</text:span>ourseFK FOREIGN KEY (<text:span text:style-name="T1">C</text:span>ourseNo) REFERENCES <text:span text:style-name="T1">c</text:span>ourse (CourseNo),</text:p>
      <text:p text:style-name="Standard">CONSTRAINT <text:span text:style-name="T1">F</text:span>acultyFK FOREIGN KEY (<text:span text:style-name="T1">F</text:span>acNo) REFERENCES <text:span text:style-name="T1">f</text:span>aculty (FacNo) );</text:p>
      <text:p text:style-name="Standard"/>
      <text:p text:style-name="Standard"/>
      <text:p text:style-name="P2"/>
      <text:p text:style-name="P2">INSERT INTO <text:span text:style-name="T2">O</text:span>ffering</text:p>
      <text:p text:style-name="P2"><text:tab/>(OfferNo, CourseNo, OffTerm, OffYear, OffLocation, OffTime, FacNo, OffDays)</text:p>
      <text:p text:style-name="P2"><text:tab/>VALUES (1111,'IS320','SUMMER',2013,'BLM302','10:30:00',NULL,'MW');</text:p>
      <text:p text:style-name="P2"><text:tab/></text:p>
      <text:p text:style-name="P2">INSERT INTO <text:span text:style-name="T2">O</text:span>ffering</text:p>
      <text:p text:style-name="P2"><text:tab/>(OfferNo, CourseNo, OffTerm, OffYear, OffLocation, OffTime, FacNo, OffDays)</text:p>
      <text:p text:style-name="P2"><text:tab/>VALUES (1234,'IS320','FALL',2012,'BLM302','10:30:00','098-76-5432','MW');</text:p>
      <text:p text:style-name="P2"><text:tab/></text:p>
      <text:p text:style-name="P2">INSERT INTO <text:span text:style-name="T2">O</text:span>ffering</text:p>
      <text:p text:style-name="P2"><text:tab/>(OfferNo, CourseNo, OffTerm, OffYear, OffLocation, OffTime, FacNo, OffDays)</text:p>
      <text:p text:style-name="P2"><text:tab/>VALUES (2222,'IS460','SUMMER',2012,'BLM412','13:30:00',NULL,'TTH');</text:p>
      <text:p text:style-name="P2"><text:tab/></text:p>
      <text:p text:style-name="P2">INSERT INTO <text:span text:style-name="T2">O</text:span>ffering</text:p>
      <text:p text:style-name="P2"><text:tab/>(OfferNo, CourseNo, OffTerm, OffYear, OffLocation, OffTime, FacNo, OffDays)</text:p>
      <text:p text:style-name="P2"><text:tab/>VALUES (3333,'IS320','SPRING',2013,'BLM214','08:30:00','098-76-5432','MW');</text:p>
      <text:p text:style-name="P2"><text:tab/></text:p>
      <text:p text:style-name="P2">INSERT INTO <text:span text:style-name="T2">O</text:span>ffering</text:p>
      <text:p text:style-name="P2"><text:tab/>(OfferNo, CourseNo, OffTerm, OffYear, OffLocation, OffTime, FacNo, OffDays)</text:p>
      <text:p text:style-name="P2"><text:tab/>VALUES (4321,'IS320','FALL',2012,'BLM214','15:30:00','098-76-5432','TTH');</text:p>
      <text:p text:style-name="P2"><text:tab/></text:p>
      <text:p text:style-name="P2">INSERT INTO <text:span text:style-name="T2">O</text:span>ffering</text:p>
      <text:p text:style-name="P2"><text:tab/>(OfferNo, CourseNo, OffTerm, OffYear, OffLocation, OffTime, FacNo, OffDays)</text:p>
      <text:p text:style-name="P2"><text:tab/>VALUES (4444,'IS320','WINTER',2013,'BLM302','15:30:00','543-21-0987','TTH');</text:p>
      <text:p text:style-name="P2"><text:tab/></text:p>
      <text:p text:style-name="P2">INSERT INTO <text:span text:style-name="T2">O</text:span>ffering</text:p>
      <text:p text:style-name="P2"><text:tab/>(OfferNo, CourseNo, OffTerm, OffYear, OffLocation, OffTime, FacNo, OffDays)</text:p>
      <text:p text:style-name="P2"><text:tab/>VALUES (5555,'FIN300','WINTER',2012,'BLM207','08:30:00','765-43-2109','MW');</text:p>
      <text:p text:style-name="P2"><text:tab/></text:p>
      <text:p text:style-name="P2">INSERT INTO <text:span text:style-name="T2">O</text:span>ffering</text:p>
      <text:p text:style-name="P2"><text:tab/>(OfferNo, CourseNo, OffTerm, OffYear, OffLocation, OffTime, FacNo, OffDays)</text:p>
      <text:p text:style-name="P2"><text:tab/>VALUES (5678,'IS480','WINTER',2013,'BLM302','10:30:00','987-65-4321','MW');</text:p>
      <text:p text:style-name="P2"><text:tab/></text:p>
      <text:p text:style-name="P2">INSERT INTO <text:span text:style-name="T2">O</text:span>ffering</text:p>
      <text:p text:style-name="P2"><text:tab/>(OfferNo, CourseNo, OffTerm, OffYear, OffLocation, OffTime, FacNo, OffDays)</text:p>
      <text:p text:style-name="P2"><text:tab/>VALUES (5679,'IS480','SPRING',2013,'BLM412','15:30:00','876-54-3210','TTH');</text:p>
      <text:p text:style-name="P2"><text:tab/></text:p>
      <text:p text:style-name="P2">INSERT INTO <text:span text:style-name="T2">O</text:span>ffering</text:p>
      <text:p text:style-name="P2"><text:soft-page-break/><text:tab/>(OfferNo, CourseNo, OffTerm, OffYear, OffLocation, OffTime, FacNo, OffDays)</text:p>
      <text:p text:style-name="P2"><text:tab/>VALUES (6666,'FIN450','WINTER',2013,'BLM212','10:30:00','987-65-4321','TTH');</text:p>
      <text:p text:style-name="P2"><text:tab/></text:p>
      <text:p text:style-name="P2">INSERT INTO <text:span text:style-name="T2">O</text:span>ffering</text:p>
      <text:p text:style-name="P2"><text:tab/>(OfferNo, CourseNo, OffTerm, OffYear, OffLocation, OffTime, FacNo, OffDays)</text:p>
      <text:p text:style-name="P2"><text:tab/>VALUES (7777,'FIN480','SPRING',2013,'BLM305','13:30:00','765-43-2109','MW');</text:p>
      <text:p text:style-name="P2"><text:tab/></text:p>
      <text:p text:style-name="P2">INSERT INTO <text:span text:style-name="T2">O</text:span>ffering</text:p>
      <text:p text:style-name="P2"><text:tab/>(OfferNo, CourseNo, OffTerm, OffYear, OffLocation, OffTime, FacNo, OffDays)</text:p>
      <text:p text:style-name="P2"><text:tab/>VALUES (8888,'IS320','SUMMER',2013,'BLM405','13:30:00','654-32-1098','MW');</text:p>
      <text:p text:style-name="P2"><text:tab/></text:p>
      <text:p text:style-name="P2">INSERT INTO <text:span text:style-name="T2">O</text:span>ffering</text:p>
      <text:p text:style-name="P2"><text:tab/>(OfferNo, CourseNo, OffTerm, OffYear, OffLocation, OffTime, FacNo, OffDays)</text:p>
      <text:p text:style-name="P2"><text:tab/>VALUES (9876,'IS460','SPRING',2013,'BLM307','13:30:00','654-32-1098','TTH');</text:p>
      <text:p text:style-name="P2"/>
      <text:p text:style-name="P2"/>
      <text:p text:style-name="Standard"/>
      <text:p text:style-name="Standard"/>
      <text:p text:style-name="Standard">CREATE TABLE Enrollment (</text:p>
      <text:p text:style-name="Standard">OfferNo INTEGER not null,</text:p>
      <text:p text:style-name="Standard">StdNo char(11) not null,</text:p>
      <text:p text:style-name="Standard"/>
      <text:p text:style-name="Standard">EnrGrade decimal(3,2),</text:p>
      <text:p text:style-name="Standard">CONSTRAINT EnrollmentPK PRIMARY KEY (OfferNo, StdNo),</text:p>
      <text:p text:style-name="Standard">CONSTRAINT OfferingFK FOREIGN KEY (OfferNo) REFERENCES Offering (OfferNo)</text:p>
      <text:p text:style-name="Standard">ON DELETE CASCADE,</text:p>
      <text:p text:style-name="Standard">CONSTRAINT StudentFK FOREIGN KEY (StdNo) REFERENCES Student (StdNo) ON DELETE</text:p>
      <text:p text:style-name="Standard">CASCADE );</text:p>
      <text:p text:style-name="Standard"/>
      <text:p text:style-name="Standard"/>
      <text:p text:style-name="Standard"/>
      <text:p text:style-name="P2"/>
      <text:p text:style-name="P2">INSERT INTO <text:span text:style-name="T2">E</text:span>nrollment</text:p>
      <text:p text:style-name="P2"><text:tab/>(OfferNO, StdNo, EnrGrade)</text:p>
      <text:p text:style-name="P2"><text:tab/>VALUES(1234,'123-45-6789',3.30);</text:p>
      <text:p text:style-name="P2"/>
      <text:p text:style-name="P2"/>
      <text:p text:style-name="P2">INSERT INTO <text:span text:style-name="T2">E</text:span>nrollment</text:p>
      <text:p text:style-name="P2"><text:tab/>(OfferNO, StdNo, EnrGrade)</text:p>
      <text:p text:style-name="P2"><text:tab/>VALUES(1234,'234-56-7890',3.50);</text:p>
      <text:p text:style-name="P2"/>
      <text:p text:style-name="P2">INSERT INTO <text:span text:style-name="T2">E</text:span>nrollment</text:p>
      <text:p text:style-name="P2"><text:tab/>(OfferNO, StdNo, EnrGrade)</text:p>
      <text:p text:style-name="P2"><text:tab/>VALUES(1234,'345-67-8901',3.20);</text:p>
      <text:p text:style-name="P2"/>
      <text:p text:style-name="P2">INSERT INTO <text:span text:style-name="T2">E</text:span>nrollment</text:p>
      <text:p text:style-name="P2"><text:tab/>(OfferNO, StdNo, EnrGrade)</text:p>
      <text:p text:style-name="P2"><text:tab/>VALUES(1234,'456-78-9012',3.10);</text:p>
      <text:p text:style-name="P2"/>
      <text:p text:style-name="P2">INSERT INTO <text:span text:style-name="T2">E</text:span>nrollment</text:p>
      <text:p text:style-name="P2"><text:tab/>(OfferNO, StdNo, EnrGrade)</text:p>
      <text:p text:style-name="P2"><text:tab/>VALUES(1234,'567-89-0123',3.80);</text:p>
      <text:p text:style-name="P2"/>
      <text:p text:style-name="P2">INSERT INTO <text:span text:style-name="T2">E</text:span>nrollment</text:p>
      <text:p text:style-name="P2"><text:tab/>(OfferNO, StdNo, EnrGrade)</text:p>
      <text:p text:style-name="P2"><text:tab/>VALUES(1234,'678-90-1234',3.40);</text:p>
      <text:p text:style-name="P2"/>
      <text:p text:style-name="P2">INSERT INTO <text:span text:style-name="T2">E</text:span>nrollment</text:p>
      <text:p text:style-name="P2"><text:tab/>(OfferNO, StdNo, EnrGrade)</text:p>
      <text:p text:style-name="P2"><text:tab/>VALUES(4321,'123-45-6789',3.50);</text:p>
      <text:p text:style-name="P2"/>
      <text:p text:style-name="P2">INSERT INTO <text:span text:style-name="T2">E</text:span>nrollment</text:p>
      <text:p text:style-name="P2"><text:tab/>(OfferNO, StdNo, EnrGrade)</text:p>
      <text:p text:style-name="P2"><text:tab/>VALUES(4321,'124-56-7890',3.20);</text:p>
      <text:p text:style-name="P2"/>
      <text:p text:style-name="P2">INSERT INTO <text:span text:style-name="T2">E</text:span>nrollment</text:p>
      <text:p text:style-name="P2"><text:tab/>(OfferNO, StdNo, EnrGrade)</text:p>
      <text:p text:style-name="P2"><text:tab/>VALUES(4321,'789-01-2345',3.50);</text:p>
      <text:p text:style-name="P2"/>
      <text:p text:style-name="P2">INSERT INTO <text:span text:style-name="T2">E</text:span>nrollment</text:p>
      <text:p text:style-name="P2"><text:tab/>(OfferNO, StdNo, EnrGrade)</text:p>
      <text:p text:style-name="P2"><text:tab/>VALUES(4321,'876-54-3210',3.10);</text:p>
      <text:p text:style-name="P2"><text:soft-page-break/></text:p>
      <text:p text:style-name="P2">INSERT INTO <text:span text:style-name="T2">E</text:span>nrollment</text:p>
      <text:p text:style-name="P2"><text:tab/>(OfferNO, StdNo, EnrGrade)</text:p>
      <text:p text:style-name="P2"><text:tab/>VALUES(4321,'890-12-3456',3.40);</text:p>
      <text:p text:style-name="P2"/>
      <text:p text:style-name="P2">INSERT INTO <text:span text:style-name="T2">E</text:span>nrollment</text:p>
      <text:p text:style-name="P2"><text:tab/>(OfferNO, StdNo, EnrGrade)</text:p>
      <text:p text:style-name="P2"><text:tab/>VALUES(4321,'901-23-4567',3.10);</text:p>
      <text:p text:style-name="P2"/>
      <text:p text:style-name="P2">INSERT INTO <text:span text:style-name="T2">E</text:span>nrollment</text:p>
      <text:p text:style-name="P2"><text:tab/>(OfferNO, StdNo, EnrGrade)</text:p>
      <text:p text:style-name="P2"><text:tab/>VALUES(5555,'123-45-6789',3.20);</text:p>
      <text:p text:style-name="P2"/>
      <text:p text:style-name="P2">INSERT INTO <text:span text:style-name="T2">E</text:span>nrollment</text:p>
      <text:p text:style-name="P2"><text:tab/>(OfferNO, StdNo, EnrGrade)</text:p>
      <text:p text:style-name="P2"><text:tab/>VALUES(5555,'124-56-7890',2.70);</text:p>
      <text:p text:style-name="P2"/>
      <text:p text:style-name="P2">INSERT INTO <text:span text:style-name="T2">E</text:span>nrollment</text:p>
      <text:p text:style-name="P2"><text:tab/>(OfferNO, StdNo, EnrGrade)</text:p>
      <text:p text:style-name="P2"><text:tab/>VALUES(5678,'123-45-6789',3.20);</text:p>
      <text:p text:style-name="P2"/>
      <text:p text:style-name="P2">INSERT INTO <text:span text:style-name="T2">E</text:span>nrollment</text:p>
      <text:p text:style-name="P2"><text:tab/>(OfferNO, StdNo, EnrGrade)</text:p>
      <text:p text:style-name="P2"><text:tab/>VALUES(5678,'234-56-7890',2.80);</text:p>
      <text:p text:style-name="P2"/>
      <text:p text:style-name="P2">INSERT INTO <text:span text:style-name="T2">E</text:span>nrollment</text:p>
      <text:p text:style-name="P2"><text:tab/>(OfferNO, StdNo, EnrGrade)</text:p>
      <text:p text:style-name="P2"><text:tab/>VALUES(5678,'345-67-8901',3.30);</text:p>
      <text:p text:style-name="P2"/>
      <text:p text:style-name="P2">INSERT INTO <text:span text:style-name="T2">E</text:span>nrollment</text:p>
      <text:p text:style-name="P2"><text:tab/>(OfferNO, StdNo, EnrGrade)</text:p>
      <text:p text:style-name="P2"><text:tab/>VALUES(5678,'456-78-9012',3.40);</text:p>
      <text:p text:style-name="P2"/>
      <text:p text:style-name="P2">INSERT INTO <text:span text:style-name="T2">E</text:span>nrollment</text:p>
      <text:p text:style-name="P2"><text:tab/>(OfferNO, StdNo, EnrGrade)</text:p>
      <text:p text:style-name="P2"><text:tab/>VALUES(5678,'567-89-0123',2.60);</text:p>
      <text:p text:style-name="P2"/>
      <text:p text:style-name="P2">INSERT INTO <text:span text:style-name="T2">E</text:span>nrollment</text:p>
      <text:p text:style-name="P2"><text:tab/>(OfferNO, StdNo, EnrGrade)</text:p>
      <text:p text:style-name="P2"><text:tab/>VALUES(5679,'123-45-6789',2.00);</text:p>
      <text:p text:style-name="P2"/>
      <text:p text:style-name="P2">INSERT INTO <text:span text:style-name="T2">E</text:span>nrollment</text:p>
      <text:p text:style-name="P2"><text:tab/>(OfferNO, StdNo, EnrGrade)</text:p>
      <text:p text:style-name="P2"><text:tab/>VALUES(5679,'124-56-7890',3.70);</text:p>
      <text:p text:style-name="P2"/>
      <text:p text:style-name="P2">INSERT INTO <text:span text:style-name="T2">E</text:span>nrollment</text:p>
      <text:p text:style-name="P2"><text:tab/>(OfferNO, StdNo, EnrGrade)</text:p>
      <text:p text:style-name="P2"><text:tab/>VALUES(5679,'678-90-1234',3.30);</text:p>
      <text:p text:style-name="P2"/>
      <text:p text:style-name="P2">INSERT INTO <text:span text:style-name="T2">E</text:span>nrollment</text:p>
      <text:p text:style-name="P2"><text:tab/>(OfferNO, StdNo, EnrGrade)</text:p>
      <text:p text:style-name="P2"><text:tab/>VALUES(5679,'789-01-2345',3.80);</text:p>
      <text:p text:style-name="P2"/>
      <text:p text:style-name="P2">INSERT INTO <text:span text:style-name="T2">E</text:span>nrollment</text:p>
      <text:p text:style-name="P2"><text:tab/>(OfferNO, StdNo, EnrGrade)</text:p>
      <text:p text:style-name="P2"><text:tab/>VALUES(5679,'890-12-3456',2.9);</text:p>
      <text:p text:style-name="P2"/>
      <text:p text:style-name="P2">INSERT INTO <text:span text:style-name="T2">E</text:span>nrollment</text:p>
      <text:p text:style-name="P2"><text:tab/>(OfferNO, StdNo, EnrGrade)</text:p>
      <text:p text:style-name="P2"><text:tab/>VALUES(5679,'901-23-4567',3.1);</text:p>
      <text:p text:style-name="P2"/>
      <text:p text:style-name="P2">INSERT INTO <text:span text:style-name="T2">E</text:span>nrollment</text:p>
      <text:p text:style-name="P2"><text:tab/>(OfferNO, StdNo, EnrGrade)</text:p>
      <text:p text:style-name="P2"><text:tab/>VALUES(6666,'234-56-7890',3.1);</text:p>
      <text:p text:style-name="P2"/>
      <text:p text:style-name="P2">INSERT INTO <text:span text:style-name="T2">E</text:span>nrollment</text:p>
      <text:p text:style-name="P2"><text:tab/>(OfferNO, StdNo, EnrGrade)</text:p>
      <text:p text:style-name="P2"><text:tab/>VALUES(6666,'567-89-0123',3.6);</text:p>
      <text:p text:style-name="P2"/>
      <text:p text:style-name="P2">INSERT INTO <text:span text:style-name="T2">E</text:span>nrollment</text:p>
      <text:p text:style-name="P2"><text:tab/>(OfferNO, StdNo, EnrGrade)</text:p>
      <text:p text:style-name="P2"><text:tab/>VALUES(7777,'876-54-3210',3.4);</text:p>
      <text:p text:style-name="P2"/>
      <text:p text:style-name="P2">INSERT INTO <text:span text:style-name="T2">E</text:span>nrollment</text:p>
      <text:p text:style-name="P2"><text:tab/>(OfferNO, StdNo, EnrGrade)</text:p>
      <text:p text:style-name="P2"><text:tab/>VALUES(7777,'890-12-3456',3.7);</text:p>
      <text:p text:style-name="P2"/>
      <text:p text:style-name="P2">INSERT INTO <text:span text:style-name="T2">E</text:span>nrollment</text:p>
      <text:p text:style-name="P2"><text:tab/>(OfferNO, StdNo, EnrGrade)</text:p>
      <text:p text:style-name="P2"><text:tab/>VALUES(7777,'901-23-4567',3.4);</text:p>
      <text:p text:style-name="P2"/>
      <text:p text:style-name="P2">INSERT INTO <text:span text:style-name="T2">E</text:span>nrollment</text:p>
      <text:p text:style-name="P2"><text:tab/>(OfferNO, StdNo, EnrGrade)</text:p>
      <text:p text:style-name="P2"><text:tab/>VALUES(9876,'124-56-7890',3.5);</text:p>
      <text:p text:style-name="P2"/>
      <text:p text:style-name="P2">INSERT INTO <text:span text:style-name="T2">E</text:span>nrollment</text:p>
      <text:p text:style-name="P2"><text:tab/>(OfferNO, StdNo, EnrGrade)</text:p>
      <text:p text:style-name="P2"><text:tab/>VALUES(9876,'234-56-7890',3.2);</text:p>
      <text:p text:style-name="P2"/>
      <text:p text:style-name="P2">INSERT INTO <text:span text:style-name="T2">E</text:span>nrollment</text:p>
      <text:p text:style-name="P2"><text:tab/>(OfferNO, StdNo, EnrGrade)</text:p>
      <text:p text:style-name="P2"><text:soft-page-break/><text:tab/>VALUES(9876,'345-67-8901',3.2);</text:p>
      <text:p text:style-name="P2"/>
      <text:p text:style-name="P2">INSERT INTO <text:span text:style-name="T2">E</text:span>nrollment</text:p>
      <text:p text:style-name="P2"><text:tab/>(OfferNO, StdNo, EnrGrade)</text:p>
      <text:p text:style-name="P2"><text:tab/>VALUES(9876,'456-78-9012',3.4);</text:p>
      <text:p text:style-name="P2"/>
      <text:p text:style-name="P2">INSERT INTO <text:span text:style-name="T2">E</text:span>nrollment</text:p>
      <text:p text:style-name="P2"><text:tab/>(OfferNO, StdNo, EnrGrade)</text:p>
      <text:p text:style-name="P2"><text:tab/>VALUES(9876,'567-89-0123',2.6);</text:p>
      <text:p text:style-name="P2"/>
      <text:p text:style-name="P2">INSERT INTO <text:span text:style-name="T2">E</text:span>nrollment</text:p>
      <text:p text:style-name="P2"><text:tab/>(OfferNO, StdNo, EnrGrade)</text:p>
      <text:p text:style-name="P2"><text:tab/>VALUES(9876,'678-90-1234',3.3);</text:p>
      <text:p text:style-name="P2"/>
      <text:p text:style-name="P2">INSERT INTO <text:span text:style-name="T2">E</text:span>nrollment</text:p>
      <text:p text:style-name="P2"><text:tab/>(OfferNO, StdNo, EnrGrade)</text:p>
      <text:p text:style-name="P2"><text:tab/>VALUES(9876,'901-23-4567',4);</text:p>
      <text:p text:style-name="P4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5T09:56:20.733192443</meta:creation-date>
    <dc:date>2018-07-25T11:00:10.276064103</dc:date>
    <meta:editing-duration>PT6M46S</meta:editing-duration>
    <meta:editing-cycles>2</meta:editing-cycles>
    <meta:generator>LibreOffice/6.0.2.1$Linux_X86_64 LibreOffice_project/00m0$Build-1</meta:generator>
    <meta:document-statistic meta:table-count="0" meta:image-count="0" meta:object-count="0" meta:page-count="7" meta:paragraph-count="304" meta:word-count="949" meta:character-count="11118" meta:non-whitespace-character-count="10255"/>
  </office:meta>
</office:document-meta>
</file>